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5-10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5-04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4-10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4-04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3-10-1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3-04-0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2-08-1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2-03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1-08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1-03-1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0-08-1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20-03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9-08-0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8-08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7-04-25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6-11-0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6-04-07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5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4-02-12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3-08-0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3-03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2-10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1-11-0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1-04-0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0-07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10-04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9-10-0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9-03-0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7-04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6-11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6-02-1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5-10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5-03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4-11-1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4-03-0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3-11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2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2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1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1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0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200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7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9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9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9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7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6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5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4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3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2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1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8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9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9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8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8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7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7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6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5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5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5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4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3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3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2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2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1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1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0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0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70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69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69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69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68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68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68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68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711</text:p>
          </table:table-cell>
          <table:table-cell office:value-type="string" calcext:value-type="string">
            <text:p>18S/41E-16dca</text:p>
          </table:table-cell>
          <table:table-cell office:value-type="string" calcext:value-type="string">
            <text:p>1968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